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362c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4" style:family="paragraph" style:parent-style-name="Paragraph">
      <style:text-properties officeooo:rsid="01a8d3d8" officeooo:paragraph-rsid="01a8d3d8"/>
    </style:style>
    <style:style style:name="P55" style:family="paragraph" style:parent-style-name="Paragraph">
      <style:text-properties officeooo:rsid="01a8d3d8" officeooo:paragraph-rsid="01bdea49"/>
    </style:style>
    <style:style style:name="P56" style:family="paragraph" style:parent-style-name="Paragraph">
      <style:text-properties officeooo:rsid="01b3c1c4" officeooo:paragraph-rsid="01b3c1c4"/>
    </style:style>
    <style:style style:name="P57" style:family="paragraph" style:parent-style-name="Paragraph">
      <style:text-properties officeooo:rsid="01b3c1c4" officeooo:paragraph-rsid="01b56130"/>
    </style:style>
    <style:style style:name="P58" style:family="paragraph" style:parent-style-name="Paragraph">
      <style:text-properties officeooo:rsid="01b3c1c4" officeooo:paragraph-rsid="01a8d3d8"/>
    </style:style>
    <style:style style:name="P59" style:family="paragraph" style:parent-style-name="Paragraph">
      <style:text-properties officeooo:rsid="01bdea49" officeooo:paragraph-rsid="01bdea49"/>
    </style:style>
    <style:style style:name="P60" style:family="paragraph" style:parent-style-name="Paragraph">
      <style:text-properties officeooo:rsid="01bdea49" officeooo:paragraph-rsid="01bf2a61"/>
    </style:style>
    <style:style style:name="P61" style:family="paragraph" style:parent-style-name="Heading">
      <style:text-properties officeooo:paragraph-rsid="01b3c1c4"/>
    </style:style>
    <style:style style:name="P62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3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04cc4" style:font-size-asian="11pt"/>
    </style:style>
    <style:style style:name="T13" style:family="text">
      <style:text-properties officeooo:rsid="01b56130"/>
    </style:style>
    <style:style style:name="T14" style:family="text">
      <style:text-properties officeooo:rsid="01bf2a6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6205aa"/>
    </style:style>
    <style:style style:name="T17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51"/>
      <text:h text:style-name="P61" text:outline-level="1"><text:span text:style-name="T10"><text:text-input text:description="">{{ creditor }}</text:text-input></text:span><text:span text:style-name="T10"> (“the Creditor”) – Letter of Demand</text:span></text:h>
      <text:p text:style-name="P56">We act for the Creditor. <text:s/>We refer to the <text:text-input text:description="">{{ documentName }}</text:text-input> between the Creditor and <text:text-input text:description="">{{ debtor }}</text:text-input> <text:span text:style-name="T15">(</text:span><text:span text:style-name="T9">Debtor</text:span><text:span text:style-name="T15">)</text:span>, dated <text:text-input text:description="">{{ documentDate }}</text:text-input> <text:span text:style-name="T15">(</text:span><text:span text:style-name="T9">the Agreement</text:span><text:span text:style-name="T15">)</text:span>. <text:s/>Please address all future correspondence in connection with the Agreement to us in the first instance. </text:p>
      <text:p text:style-name="P56"><text:text-input text:description="">{% if breakdown and breakdown.show == 'Yes' %}</text:text-input></text:p>
      <text:p text:style-name="P57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2641672483176911803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6">Principal sum owing under the Agreement</text:p>
          </table:table-cell>
          <table:table-cell table:style-name="Table3.A1" office:value-type="string">
            <text:p text:style-name="P4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40140479310480" text:continue-numbering="true" text:style-name="L1">
              <text:list-header>
                <text:p text:style-name="P63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list xml:id="list140139987761663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2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140140380446439" text:continue-numbering="true" text:style-name="L1">
              <text:list-header>
                <text:p text:style-name="P62"/>
              </text:list-header>
            </text:list>
          </table:table-cell>
          <table:table-cell table:style-name="Table3.A1" office:value-type="string">
            <text:p text:style-name="P44">Total</text:p>
          </table:table-cell>
          <table:table-cell table:style-name="Table3.C5" office:value-type="string">
            <text:p text:style-name="P43"><text:text-input text:description="">{{ totalIndebtedness|format_number|currency}}</text:text-input></text:p>
          </table:table-cell>
        </table:table-row>
      </table:table>
      <text:p text:style-name="P54"/>
      <text:p text:style-name="P58"><text:text-input text:description="">{% else %}</text:text-input></text:p>
      <text:p text:style-name="P57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.</text:p>
      <text:p text:style-name="P54"><text:text-input text:description="">{% endif %}</text:text-input></text:p>
      <text:p text:style-name="P54"><text:text-input text:description="">{% if interestIncluded %}</text:text-input></text:p>
      <text:p text:style-name="P59">Interest continues to accrue on the outstanding amount in accordance with the Agreement, until the date of actual payment. </text:p>
      <text:p text:style-name="P55"><text:text-input text:description="">{% endif %}</text:text-input></text:p>
      <text:p text:style-name="P60">On behalf of the Creditor, we hereby make formal demand on the Debtor for full payment of <text:span text:style-name="T12"><text:text-input text:description="">{{ totalIndebtedness|format_number|currency}}</text:text-input></text:span> owing under the Agreement. <text:s/>Payment must be made in cleared funds by electronic funds transfer to our trust account, account number<text:span text:style-name="T9"> 12-3107-0010923-02</text:span>, using the reference “ID <text:text-input text:description="">{{ matter.matterId }}</text:text-input>”.</text:p>
      <text:p text:style-name="P60"><text:span text:style-name="T14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60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3">Yours <text:text-input text:description="">{{ valediction }}</text:text-input></text:p>
            <text:p text:style-name="P52">Evolution Lawyers</text:p>
            <text:p text:style-name="P45"/>
            <text:p text:style-name="P45"/>
            <text:p text:style-name="P45"/>
            <text:p text:style-name="P46"/>
            <text:p text:style-name="P45"><text:text-input text:description="">{% if sender %}</text:text-input></text:p>
            <text:p text:style-name="P47"><text:text-input text:description="">{{ sender }}</text:text-input></text:p>
            <text:p text:style-name="P47"><text:text-input text:description="">{{ mappings.sender[sender].title }}</text:text-input></text:p>
            <text:p text:style-name="P47"><text:text-input text:description="">{{ mappings.sender[sender].phone }}</text:text-input></text:p>
            <text:p text:style-name="P48"><text:text-input text:description="">{{ mappings.sender[sender].email }}</text:text-input></text:p>
            <text:p text:style-name="P49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50"/>
      <text:p text:style-name="P50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6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6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7"><text:text-input text:description="">{% if copy.email %}</text:text-input></text:span></text:p>
      <text:p text:style-name="P18"><text:tab/><text:tab/><text:span text:style-name="T17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4:01:38.328825000</dc:date>
    <meta:editing-duration>P3DT3H51M37S</meta:editing-duration>
    <meta:editing-cycles>416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97" meta:word-count="891" meta:character-count="4596" meta:non-whitespace-character-count="3996"/>
  </office:meta>
</office:document-meta>
</file>